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cd3a" officeooo:paragraph-rsid="000acd3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cd3a" officeooo:paragraph-rsid="000acd3a" style:font-weight-asian="bold" style:font-weight-complex="bold"/>
    </style:style>
    <style:style style:name="P3" style:family="paragraph" style:parent-style-name="Standard">
      <style:text-properties fo:color="#800000" style:text-underline-style="none" fo:font-weight="normal" officeooo:rsid="000acd3a" officeooo:paragraph-rsid="000acd3a" style:font-weight-asian="normal" style:font-weight-complex="normal"/>
    </style:style>
    <style:style style:name="P4" style:family="paragraph" style:parent-style-name="Standard">
      <style:text-properties style:use-window-font-color="true" style:text-underline-style="none" fo:font-weight="normal" officeooo:rsid="000acd3a" officeooo:paragraph-rsid="000acd3a" style:font-weight-asian="normal" style:font-weight-complex="normal"/>
    </style:style>
    <style:style style:name="P5" style:family="paragraph" style:parent-style-name="Table_20_Contents">
      <style:text-properties officeooo:rsid="000acd3a" officeooo:paragraph-rsid="000acd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document written in LibreOffice</text:p>
      <text:p text:style-name="P1"/>
      <text:p text:style-name="P1">With more than one line</text:p>
      <text:p text:style-name="P1"/>
      <text:p text:style-name="P2">And maybe some formatting</text:p>
      <text:p text:style-name="P2"/>
      <text:p text:style-name="P3">And colours!</text:p>
      <text:p text:style-name="P3"/>
      <text:p text:style-name="P4">And tables!</text:p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This</text:p>
          </table:table-cell>
          <table:table-cell table:style-name="Table1.B1" office:value-type="string">
            <text:p text:style-name="P5">is</text:p>
          </table:table-cell>
        </table:table-row>
        <table:table-row>
          <table:table-cell table:style-name="Table1.A2" office:value-type="string">
            <text:p text:style-name="P5">a</text:p>
          </table:table-cell>
          <table:table-cell table:style-name="Table1.B2" office:value-type="string">
            <text:p text:style-name="P5">tabl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39:18.207832066</meta:creation-date>
    <dc:date>2019-03-13T11:40:37.688881622</dc:date>
    <meta:editing-duration>PT1M20S</meta:editing-duration>
    <meta:editing-cycles>1</meta:editing-cycles>
    <meta:document-statistic meta:table-count="1" meta:image-count="0" meta:object-count="0" meta:page-count="1" meta:paragraph-count="9" meta:word-count="24" meta:character-count="124" meta:non-whitespace-character-count="109"/>
    <meta:generator>LibreOffice/5.1.6.2$Linux_X86_64 LibreOffice_project/10m0$Build-2</meta:generator>
  </office:meta>
</office:document-meta>
</file>